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ToolInfo.setParameters(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Info.ge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Info.setClassname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iewToolInfo.se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ToolInfo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Info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Info.getApplication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ToolInfo.getInstance( Object initDat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ViewToolInfo.ViewToo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ewToolInfo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